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Tipo:</text:span> Aplicación web empresarial (puede ser web o desktop con API).<text:line-break/><text:span text:style-name="Strong_20_Emphasis">Capas principales:</text:span></text:p>
      <text:list text:style-name="L1">
        <text:list-item>
          <text:p text:style-name="P1"><text:span text:style-name="Strong_20_Emphasis">Capa de Presentación (Frontend):</text:span></text:p>
          <text:list>
            <text:list-item>
              <text:p text:style-name="P1">Interfaz de usuario.</text:p>
            </text:list-item>
            <text:list-item>
              <text:p text:style-name="P1">Tecnologías posibles: React, Angular, Vue.js, o aplicación móvil Flutter.</text:p>
            </text:list-item>
            <text:list-item>
              <text:p text:style-name="P1">Módulos:</text:p>
              <text:list>
                <text:list-item>
                  <text:p text:style-name="P1">Login / Registro</text:p>
                </text:list-item>
                <text:list-item>
                  <text:p text:style-name="P1">Gestión de clientes</text:p>
                </text:list-item>
                <text:list-item>
                  <text:p text:style-name="P1">Gestión de servicios y técnicos</text:p>
                </text:list-item>
                <text:list-item>
                  <text:p text:style-name="P1">Inventario de productos</text:p>
                </text:list-item>
                <text:list-item>
                  <text:p text:style-name="P1">Facturación</text:p>
                </text:list-item>
              </text:list>
            </text:list-item>
          </text:list>
        </text:list-item>
        <text:list-item>
          <text:p text:style-name="P1"><text:span text:style-name="Strong_20_Emphasis">Capa de Lógica de Negocio (Backend / API):</text:span></text:p>
          <text:list>
            <text:list-item>
              <text:p text:style-name="P1">Procesa la lógica de negocio y reglas.</text:p>
            </text:list-item>
            <text:list-item>
              <text:p text:style-name="P1">Tecnologías posibles: Node.js (Express), Python (Django/FastAPI), Java (Spring Boot), PHP (Laravel).</text:p>
            </text:list-item>
            <text:list-item>
              <text:p text:style-name="P1">Módulos:</text:p>
              <text:list>
                <text:list-item>
                  <text:p text:style-name="P1">Autenticación y roles</text:p>
                </text:list-item>
                <text:list-item>
                  <text:p text:style-name="P1">Gestión de clientes, usuarios, productos y proveedores</text:p>
                </text:list-item>
                <text:list-item>
                  <text:p text:style-name="P1">Generación de hojas de servicio</text:p>
                </text:list-item>
                <text:list-item>
                  <text:p text:style-name="P1">Cálculo de materiales usados y subtotales</text:p>
                </text:list-item>
                <text:list-item>
                  <text:p text:style-name="P1">Emisión de facturas</text:p>
                </text:list-item>
              </text:list>
            </text:list-item>
            <text:list-item>
              <text:p text:style-name="P1">Se comunica con la base de datos mediante un ORM (Sequelize, SQLAlchemy, Hibernate, Eloquent, etc.)</text:p>
            </text:list-item>
          </text:list>
        </text:list-item>
        <text:list-item>
          <text:p text:style-name="P1"><text:span text:style-name="Strong_20_Emphasis">Capa de Datos (Base de datos):</text:span></text:p>
          <text:list>
            <text:list-item>
              <text:p text:style-name="P1"><text:span text:style-name="Strong_20_Emphasis">MySQL / MariaDB</text:span></text:p>
            </text:list-item>
            <text:list-item>
              <text:p text:style-name="P1">Contiene las tablas del script que compartiste:<text:line-break/><text:span text:style-name="Source_20_Text">clientes</text:span>, <text:span text:style-name="Source_20_Text">usuarios</text:span>, <text:span text:style-name="Source_20_Text">proveedores</text:span>, <text:span text:style-name="Source_20_Text">productos</text:span>, <text:span text:style-name="Source_20_Text">hojas_servicio</text:span>, <text:span text:style-name="Source_20_Text">materiales_usados</text:span>, <text:span text:style-name="Source_20_Text">facturas</text:span>.</text:p>
            </text:list-item>
          </text:list>
        </text:list-item>
        <text:list-item>
          <text:p text:style-name="P1"><text:span text:style-name="Strong_20_Emphasis">Servicios externos (opcional):</text:span></text:p>
          <text:list>
            <text:list-item>
              <text:p text:style-name="P1">Envío de correos electrónicos (notificaciones, facturas).</text:p>
            </text:list-item>
            <text:list-item>
              <text:p text:style-name="P1">Firma digital o almacenamiento de documentos.</text:p>
            </text:list-item>
            <text:list-item>
              <text:p text:style-name="P1">Pasarela de pago (Stripe, PayPal, etc.)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11:36:30.347707800</meta:creation-date>
    <dc:date>2025-10-09T11:37:17.966209900</dc:date>
    <meta:editing-duration>PT48S</meta:editing-duration>
    <meta:editing-cycles>1</meta:editing-cycles>
    <meta:document-statistic meta:table-count="0" meta:image-count="0" meta:object-count="0" meta:page-count="1" meta:paragraph-count="27" meta:word-count="181" meta:character-count="1155" meta:non-whitespace-character-count="1027"/>
    <meta:generator>LibreOffice/25.8.1.1$Windows_X86_64 LibreOffice_project/54047653041915e595ad4e45cccea684809c77b5</meta:generator>
  </office:meta>
</office:document-meta>
</file>